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F000021D1000021B20BBCC66462C3BD4D.svm" manifest:media-type="image/x-svm"/>
  <manifest:file-entry manifest:full-path="Pictures/10000200000001990000019873751459E1E5FC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0.65cm" fo:min-width="10.1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57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10.9cm" svg:x="-2.3cm" svg:y="-1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069cm" svg:height="5.051cm" svg:x="0.501cm" svg:y="0.549cm">
          <draw:image xlink:href="Pictures/2000000F000021D1000021B20BBCC66462C3BD4D.svm" xlink:type="simple" xlink:show="embed" xlink:actuate="onLoad" loext:mime-type="image/x-svm">
            <text:p/>
          </draw:image>
          <draw:image xlink:href="Pictures/10000200000001990000019873751459E1E5FCC5.png" xlink:type="simple" xlink:show="embed" xlink:actuate="onLoad" loext:mime-type="image/png"/>
        </draw:frame>
        <draw:frame draw:style-name="gr3" draw:text-style-name="P3" draw:layer="layout" svg:width="3.6cm" svg:height="1.826cm" svg:x="1.235cm" svg:y="5.974cm">
          <draw:text-box>
            <text:p><text:span text:style-name="T1">CPU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07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6T21:17:15.178000000</meta:creation-date>
    <dc:date>2019-09-18T00:45:02.625000000</dc:date>
    <meta:editing-duration>PT1M18S</meta:editing-duration>
    <meta:editing-cycles>2</meta:editing-cycles>
    <meta:generator>LibreOffice/6.3.0.4$Windows_X86_64 LibreOffice_project/057fc023c990d676a43019934386b85b21a9ee99</meta:generator>
    <meta:document-statistic meta:object-count="3"/>
  </office:meta>
</office:document-meta>
</file>